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2" text:outline-level="2"><text:bookmark-start text:name="algebra-delle-relazioni-1"/>ALGEBRA DELLE RELAZIONI 1<text:bookmark-end text:name="algebra-delle-relazioni-1"/></text:h>
      <text:p text:style-name="First_20_paragraph">Agli studenti della classe S5B+S5D Alle loro famiglie Ai loro insegnanti Al formatore Massi Al tutor Pomili Alla segreteria didattica All'Ufficio personale Ai collaboratori scolastici Al DSGA M. Zagaglia</text:p>
      <text:p text:style-name="Text_20_body"><text:span text:style-name="T1">Oggetto: PTOF 2024-25 Avvio corso DM65/23 Linea A edizione "ALGEBRA DELLE RELAZIONI 1"</text:span></text:p>
      <text:p text:style-name="Text_20_body">Si comunica che, a partire dal giorno ven 13/12/2024, prenderanno avvio le attività del corso “<text:span text:style-name="T1">ALGEBRA DELLE RELAZIONI 1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ven 13/12/2024 5a ora</text:p>
        </text:list-item>
        <text:list-item>
          <text:p text:style-name="P1">ven 20/12/2024 5a ora</text:p>
        </text:list-item>
        <text:list-item>
          <text:p text:style-name="P1">ven 10/01/2025 5a ora</text:p>
        </text:list-item>
        <text:list-item>
          <text:p text:style-name="P1">ven 17/01/2025 5a ora</text:p>
        </text:list-item>
        <text:list-item>
          <text:p text:style-name="P1">ven 24/01/2025 5a ora</text:p>
        </text:list-item>
        <text:list-item>
          <text:p text:style-name="P1">ven 14/03/2025 5a ora</text:p>
        </text:list-item>
        <text:list-item>
          <text:p text:style-name="P1">ven 21/03/2025 5a ora</text:p>
        </text:list-item>
        <text:list-item>
          <text:p text:style-name="P1">ven 28/03/2025 5a ora</text:p>
        </text:list-item>
        <text:list-item>
          <text:p text:style-name="P1">ven 04/04/2025 5a ora</text:p>
        </text:list-item>
        <text:list-item>
          <text:p text:style-name="P1">ven 11/04/2025 5a ora</text:p>
        </text:list-item>
      </text:list>
      <text:p text:style-name="First_20_paragraph">Il percorso introduce le basi della teoria delle basi di dati relazionali, un pilastro fondamentale dell'informatica intesa come disciplina che studia i metodi per estrarre informazioni in modo automatico da dati grezzi. La presentazione degli argomenti è declinata in modo rendere evidente come l'informatica sia una disciplina scientifica e ingegneristica. Vengono esposti sia gli aspetti scientifici e formali, come quelli dell'algebra delle relazioni, sia quelli ingegneristici legati all'efficienza computazionale degli algoritmi. I contenuti si collocano in un contesto interdisciplinare, come è proprio dell'informatica, dove la teoria si unisce alla pratica, grazie all'utilizzo di una piattaforma web per la valutazione di espressioni algebriche relazionali. Obiettivi generali:</text:p>
      <text:list text:style-name="L2"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are e risolvere problemi.</text:p>
        </text:list-item>
        <text:list-item>
          <text:p text:style-name="P2">acquisire una comprensione approfondita della disciplina informatica per orientare le proprie scelte future, sia a livello universitario che professionale.</text:p>
        </text:list-item>
      </text:list>
      <text:p text:style-name="First_20_paragraph">Gli obiettivi generali del corso includono:</text:p>
      <text:list text:style-name="L3">
        <text:list-item>
          <text:p text:style-name="P3">Comprendre meno superficialmente gli oggetti di studio e i metodi della disciplina informatica per poter orientare com maggior consapevolezza le proprie scelte future.</text:p>
        </text:list-item>
        <text:list-item>
          <text:p text:style-name="P3">Stimolare l’interesse verso le materie tecnico scientifiche e, in particolare, verso l’informatica.</text:p>
        </text:list-item>
        <text:list-item>
          <text:p text:style-name="P3">Cogliere la stretta relazione tra pensiero scientifico e sviluppo tecnologico.</text:p>
        </text:list-item>
        <text:list-item>
          <text:p text:style-name="P3">Comprendere le strutture fondamentali dei ragionamenti logico-deduttivi e padroneggiare il linguaggio logico-formale per risolvere problemi di varia natura.</text:p>
        </text:list-item>
        <text:list-item>
          <text:p text:style-name="P3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7Z</meta:creation-date>
    <dc:date>2025-01-20T20:33:17Z</dc:date>
  </office:meta>
</office:document-meta>
</file>